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8.414cm" fo:margin-right="0.529cm" fo:margin-top="0cm" fo:margin-bottom="0.12cm" fo:text-align="center" style:justify-single-word="false" fo:keep-together="always" fo:text-indent="-0.041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signature_a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1-21T09:41:56.69</dc:date>
    <meta:editing-cycles>19</meta:editing-cycles>
    <meta:editing-duration>PT43M8S</meta:editing-duration>
    <meta:document-statistic meta:table-count="0" meta:image-count="0" meta:object-count="0" meta:page-count="1" meta:paragraph-count="1" meta:word-count="1" meta:character-count="16"/>
    <meta:user-defined meta:name="Info 1"/>
    <meta:user-defined meta:name="Info 2"/>
    <meta:user-defined meta:name="Info 3"/>
    <meta:user-defined meta:name="Info 4"/>
  </office:meta>
</office:document-meta>
</file>